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Produto">
            <text:p>Produto</text:p>
          </table:table-cell>
          <table:table-cell table:style-name="pd1" office:value-type="string" office:string-value="ValorVenda">
            <text:p>ValorVenda</text:p>
          </table:table-cell>
        </table:table-row>
        <table:table-row>
          <table:table-cell office:value-type="string" office:string-value="Produto C">
            <text:p>Produto C</text:p>
          </table:table-cell>
          <table:table-cell office:value-type="float" office:value="75">
            <text:p>75</text:p>
          </table:table-cell>
        </table:table-row>
        <table:table-row>
          <table:table-cell office:value-type="string" office:string-value="Produto B">
            <text:p>Produto B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 office:string-value="Produto C">
            <text:p>Produto C</text:p>
          </table:table-cell>
          <table:table-cell office:value-type="float" office:value="90">
            <text:p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